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2"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P3" style:family="paragraph" style:parent-style-name="Text_20_body">
      <style:paragraph-properties fo:margin-left="0in" fo:margin-right="0in" fo:text-indent="0in" style:auto-text-indent="false"/>
      <style:text-properties style:use-window-font-color="true" loext:opacity="0%" style:font-name="Times New Roman1" fo:font-size="10pt" fo:letter-spacing="-0.0008in" fo:language="none" fo:country="none" officeooo:rsid="00198d8a" officeooo:paragraph-rsid="00198d8a" style:font-name-asian="SimSun" style:font-size-asian="10pt" style:language-asian="none" style:country-asian="none" style:font-name-complex="Times New Roman1" style:font-size-complex="10pt" style:language-complex="ar" style:country-complex="SA"/>
    </style:style>
    <style:style style:name="P4" style:family="paragraph" style:parent-style-name="Text_20_body">
      <style:text-properties style:use-window-font-color="true" loext:opacity="0%" style:font-name="Times New Roman1" fo:font-size="10pt" fo:letter-spacing="-0.0008in" fo:language="en" fo:country="US" officeooo:rsid="0028b629" officeooo:paragraph-rsid="0028b629" style:font-name-asian="SimSun" style:font-size-asian="10pt" style:font-name-complex="Times New Roman1" style:font-size-complex="10pt" style:language-complex="ar" style:country-complex="SA"/>
    </style:style>
    <style:style style:name="P5" style:family="paragraph" style:parent-style-name="Text_20_body">
      <style:text-properties style:use-window-font-color="true" loext:opacity="0%" style:font-name="Times New Roman1" fo:font-size="10pt" fo:letter-spacing="-0.0008in" fo:language="en" fo:country="US" officeooo:rsid="0028b629" officeooo:paragraph-rsid="00d91233" style:font-name-asian="SimSun" style:font-size-asian="10pt" style:font-name-complex="Times New Roman1" style:font-size-complex="10pt" style:language-complex="ar" style:country-complex="SA"/>
    </style:style>
    <style:style style:name="P6" style:family="paragraph" style:parent-style-name="Text_20_body">
      <style:text-properties style:use-window-font-color="true" loext:opacity="0%" style:font-name="Times New Roman1" fo:font-size="10pt" fo:letter-spacing="-0.0008in" fo:language="en" fo:country="US" fo:font-style="italic" officeooo:rsid="00eb83f2" officeooo:paragraph-rsid="00eea444" style:font-name-asian="SimSun" style:font-size-asian="10pt" style:font-style-asian="italic" style:font-name-complex="Times New Roman1" style:font-size-complex="10pt" style:language-complex="ar" style:country-complex="SA" style:font-style-complex="italic"/>
    </style:style>
    <style:style style:name="P7" style:family="paragraph" style:parent-style-name="Text_20_body">
      <style:text-properties style:use-window-font-color="true" loext:opacity="0%" style:font-name="Times New Roman1" fo:font-size="10pt" fo:letter-spacing="-0.0008in" fo:language="en" fo:country="US" fo:font-style="italic" officeooo:rsid="00eb83f2" officeooo:paragraph-rsid="00f01ea8" style:font-name-asian="SimSun" style:font-size-asian="10pt" style:font-style-asian="italic" style:font-name-complex="Times New Roman1" style:font-size-complex="10pt" style:language-complex="ar" style:country-complex="SA" style:font-style-complex="italic"/>
    </style:style>
    <style:style style:name="P8" style:family="paragraph" style:parent-style-name="Footer">
      <style:paragraph-properties fo:text-align="start" style:justify-single-word="false"/>
      <style:text-properties fo:font-size="8pt" style:font-size-asian="8pt" style:font-size-complex="8pt"/>
    </style:style>
    <style:style style:name="P9" style:family="paragraph" style:parent-style-name="Keywords">
      <style:text-properties officeooo:paragraph-rsid="002366ed"/>
    </style:style>
    <style:style style:name="P10" style:family="paragraph" style:parent-style-name="Heading_20_5">
      <style:text-properties fo:font-variant="small-caps" style:use-window-font-color="true" loext:opacity="0%" style:font-name="Times New Roman1" fo:font-size="10pt" fo:language="none" fo:country="none" officeooo:rsid="00198d8a" officeooo:paragraph-rsid="00198d8a" style:font-name-asian="SimSun" style:font-size-asian="10pt" style:language-asian="none" style:country-asian="none" style:font-name-complex="Times New Roman1" style:font-size-complex="10pt" style:language-complex="ar" style:country-complex="SA"/>
    </style:style>
    <style:style style:name="P11" style:family="paragraph" style:parent-style-name="Text_20_body">
      <style:text-properties officeooo:rsid="003b18c3" officeooo:paragraph-rsid="003b18c3"/>
    </style:style>
    <style:style style:name="P12" style:family="paragraph" style:parent-style-name="Heading_20_5">
      <style:text-properties officeooo:paragraph-rsid="003f6bbc"/>
    </style:style>
    <style:style style:name="P13" style:family="paragraph" style:parent-style-name="Text_20_body">
      <style:text-properties fo:language="en" fo:country="US" officeooo:rsid="002e5b08" officeooo:paragraph-rsid="002e5b08"/>
    </style:style>
    <style:style style:name="P14" style:family="paragraph" style:parent-style-name="Text_20_body">
      <style:text-properties officeooo:rsid="005a8f45" officeooo:paragraph-rsid="0067f641"/>
    </style:style>
    <style:style style:name="P15" style:family="paragraph" style:parent-style-name="Text_20_body">
      <style:text-properties officeooo:paragraph-rsid="00637671"/>
    </style:style>
    <style:style style:name="P16" style:family="paragraph" style:parent-style-name="Text_20_body">
      <style:text-properties officeooo:rsid="0065de93" officeooo:paragraph-rsid="0065de93"/>
    </style:style>
    <style:style style:name="P17" style:family="paragraph" style:parent-style-name="Text_20_body">
      <style:text-properties officeooo:rsid="00947d2d" officeooo:paragraph-rsid="00947d2d"/>
    </style:style>
    <style:style style:name="P18" style:family="paragraph" style:parent-style-name="Text_20_body">
      <style:text-properties officeooo:rsid="0028b629" officeooo:paragraph-rsid="0028b629"/>
    </style:style>
    <style:style style:name="P19" style:family="paragraph" style:parent-style-name="Text_20_body">
      <style:text-properties officeooo:rsid="00a6e148" officeooo:paragraph-rsid="00a6e148"/>
    </style:style>
    <style:style style:name="P20" style:family="paragraph" style:parent-style-name="Text_20_body">
      <style:paragraph-properties fo:margin-left="0in" fo:margin-right="0in" fo:text-indent="0in" style:auto-text-indent="false"/>
      <style:text-properties officeooo:rsid="00a6e148" officeooo:paragraph-rsid="00a8e537"/>
    </style:style>
    <style:style style:name="P21" style:family="paragraph" style:parent-style-name="Text_20_body">
      <style:text-properties officeooo:rsid="00ab51a0" officeooo:paragraph-rsid="00ab51a0"/>
    </style:style>
    <style:style style:name="P22" style:family="paragraph" style:parent-style-name="Text_20_body">
      <style:text-properties officeooo:rsid="00973c81" officeooo:paragraph-rsid="00973c81"/>
    </style:style>
    <style:style style:name="P23" style:family="paragraph" style:parent-style-name="Text_20_body">
      <style:text-properties officeooo:rsid="00af2ad4" officeooo:paragraph-rsid="00af2ad4"/>
    </style:style>
    <style:style style:name="P24" style:family="paragraph" style:parent-style-name="Text_20_body">
      <style:text-properties officeooo:rsid="00b396cc" officeooo:paragraph-rsid="00b396cc"/>
    </style:style>
    <style:style style:name="P25" style:family="paragraph" style:parent-style-name="Text_20_body">
      <style:paragraph-properties fo:margin-left="0in" fo:margin-right="0in" fo:text-indent="0in" style:auto-text-indent="false"/>
      <style:text-properties officeooo:rsid="00b98938" officeooo:paragraph-rsid="00b98938"/>
    </style:style>
    <style:style style:name="P26" style:family="paragraph" style:parent-style-name="Text_20_body">
      <style:text-properties officeooo:rsid="00ba7e81" officeooo:paragraph-rsid="00ba7e81"/>
    </style:style>
    <style:style style:name="P27" style:family="paragraph" style:parent-style-name="Text_20_body">
      <style:text-properties officeooo:rsid="00bcc314" officeooo:paragraph-rsid="00c3cc42"/>
    </style:style>
    <style:style style:name="P28" style:family="paragraph" style:parent-style-name="Text_20_body">
      <style:text-properties officeooo:rsid="00be4de6" officeooo:paragraph-rsid="00be4de6"/>
    </style:style>
    <style:style style:name="P29" style:family="paragraph" style:parent-style-name="Text_20_body">
      <style:text-properties officeooo:paragraph-rsid="00d47173"/>
    </style:style>
    <style:style style:name="P30" style:family="paragraph" style:parent-style-name="Text_20_body">
      <style:text-properties officeooo:paragraph-rsid="00d91233"/>
    </style:style>
    <style:style style:name="P31" style:family="paragraph" style:parent-style-name="Text_20_body">
      <style:text-properties officeooo:rsid="00de91bd" officeooo:paragraph-rsid="00de91bd"/>
    </style:style>
    <style:style style:name="P32" style:family="paragraph" style:parent-style-name="Text_20_body">
      <style:text-properties officeooo:rsid="00877ed4" officeooo:paragraph-rsid="00fbafb9"/>
    </style:style>
    <style:style style:name="P33" style:family="paragraph" style:parent-style-name="Text_20_body">
      <style:text-properties officeooo:rsid="007a7025" officeooo:paragraph-rsid="00fbafb9"/>
    </style:style>
    <style:style style:name="P34" style:family="paragraph" style:parent-style-name="Text_20_body">
      <style:text-properties officeooo:rsid="0083075b" officeooo:paragraph-rsid="00fbafb9"/>
    </style:style>
    <style:style style:name="P35" style:family="paragraph" style:parent-style-name="Text_20_body">
      <style:text-properties officeooo:rsid="0101574b" officeooo:paragraph-rsid="0101574b"/>
    </style:style>
    <style:style style:name="P36" style:family="paragraph" style:parent-style-name="Text_20_body">
      <style:text-properties officeooo:rsid="013c5e16" officeooo:paragraph-rsid="0149389a"/>
    </style:style>
    <style:style style:name="P37" style:family="paragraph" style:parent-style-name="Text_20_body">
      <style:text-properties officeooo:rsid="013c5e16" officeooo:paragraph-rsid="01523bfe"/>
    </style:style>
    <style:style style:name="P38" style:family="paragraph" style:parent-style-name="Text_20_body">
      <style:text-properties officeooo:rsid="015358e2" officeooo:paragraph-rsid="0158f2ce"/>
    </style:style>
    <style:style style:name="P39" style:family="paragraph" style:parent-style-name="Heading_20_1">
      <style:text-properties fo:font-variant="small-caps" style:use-window-font-color="true" loext:opacity="0%" style:font-name="Times New Roman1" fo:font-size="10pt" fo:language="none" fo:country="none" officeooo:rsid="00272630" officeooo:paragraph-rsid="00272630" style:font-name-asian="SimSun" style:font-size-asian="10pt" style:language-asian="none" style:country-asian="none" style:font-name-complex="Times New Roman1" style:font-size-complex="10pt" style:language-complex="ar" style:country-complex="SA"/>
    </style:style>
    <style:style style:name="P40" style:family="paragraph" style:parent-style-name="Heading_20_1">
      <style:text-properties fo:font-variant="small-caps" style:use-window-font-color="true" loext:opacity="0%" style:font-name="Times New Roman1" fo:font-size="10pt" fo:language="none" fo:country="none" officeooo:rsid="002b92ce" officeooo:paragraph-rsid="002b92ce" style:font-name-asian="SimSun" style:font-size-asian="10pt" style:language-asian="none" style:country-asian="none" style:font-name-complex="Times New Roman1" style:font-size-complex="10pt" style:language-complex="ar" style:country-complex="SA"/>
    </style:style>
    <style:style style:name="P41" style:family="paragraph" style:parent-style-name="Heading_20_1">
      <style:text-properties officeooo:rsid="003067e3" officeooo:paragraph-rsid="003067e3"/>
    </style:style>
    <style:style style:name="P42" style:family="paragraph" style:parent-style-name="Heading_20_1">
      <style:text-properties officeooo:rsid="003ce10f" officeooo:paragraph-rsid="003ce10f"/>
    </style:style>
    <style:style style:name="P43" style:family="paragraph" style:parent-style-name="Heading_20_2">
      <style:text-properties style:use-window-font-color="true" loext:opacity="0%" style:font-name="Times New Roman1" fo:font-size="10pt" fo:language="none" fo:country="none" fo:font-style="italic" officeooo:rsid="0028b629" officeooo:paragraph-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44" style:family="paragraph" style:parent-style-name="Heading_20_2">
      <style:text-properties officeooo:rsid="002e5b08" officeooo:paragraph-rsid="002e5b08"/>
    </style:style>
    <style:style style:name="P45" style:family="paragraph" style:parent-style-name="Heading_20_2">
      <style:text-properties officeooo:rsid="010cd095" officeooo:paragraph-rsid="010cd095"/>
    </style:style>
    <style:style style:name="P46" style:family="paragraph" style:parent-style-name="Heading_20_2">
      <style:text-properties officeooo:rsid="002f46e6" officeooo:paragraph-rsid="002f46e6"/>
    </style:style>
    <style:style style:name="P47" style:family="paragraph" style:parent-style-name="Heading_20_2">
      <style:text-properties officeooo:rsid="002c04d7" officeooo:paragraph-rsid="00fbafb9"/>
    </style:style>
    <style:style style:name="P48" style:family="paragraph" style:parent-style-name="Heading_20_2">
      <style:text-properties officeooo:rsid="009c34c3" officeooo:paragraph-rsid="009c3946"/>
    </style:style>
    <style:style style:name="P49" style:family="paragraph" style:parent-style-name="Heading_20_2">
      <style:text-properties officeooo:rsid="00d23851" officeooo:paragraph-rsid="00d23851"/>
    </style:style>
    <style:style style:name="P50" style:family="paragraph" style:parent-style-name="Heading_20_2">
      <style:text-properties officeooo:rsid="009c3946" officeooo:paragraph-rsid="009c3946"/>
    </style:style>
    <style:style style:name="P51" style:family="paragraph" style:parent-style-name="Heading_20_2">
      <style:text-properties officeooo:rsid="003b18c3" officeooo:paragraph-rsid="003b18c3"/>
    </style:style>
    <style:style style:name="P52" style:family="paragraph" style:parent-style-name="Heading_20_3">
      <style:text-properties officeooo:rsid="005ebcdb" officeooo:paragraph-rsid="005ebcdb"/>
    </style:style>
    <style:style style:name="P53" style:family="paragraph" style:parent-style-name="Text_20_body" style:list-style-name="L1">
      <style:text-properties officeooo:paragraph-rsid="010ea6f7"/>
    </style:style>
    <style:style style:name="P54" style:family="paragraph" style:parent-style-name="Text_20_body" style:list-style-name="L1">
      <style:text-properties officeooo:rsid="01143437" officeooo:paragraph-rsid="01143437"/>
    </style:style>
    <style:style style:name="P55" style:family="paragraph" style:parent-style-name="Text_20_body" style:list-style-name="L1">
      <style:text-properties officeooo:rsid="0112cf8b" officeooo:paragraph-rsid="0112cf8b"/>
    </style:style>
    <style:style style:name="P56" style:family="paragraph" style:parent-style-name="Text_20_body" style:list-style-name="L1">
      <style:text-properties officeooo:rsid="0118115a" officeooo:paragraph-rsid="0118115a"/>
    </style:style>
    <style:style style:name="P57" style:family="paragraph" style:parent-style-name="Text_20_body" style:list-style-name="L1">
      <style:text-properties officeooo:rsid="013e6d92" officeooo:paragraph-rsid="013e6d92"/>
    </style:style>
    <style:style style:name="P58" style:family="paragraph" style:parent-style-name="Text_20_body" style:list-style-name="L1">
      <style:text-properties officeooo:rsid="0119dd7b" officeooo:paragraph-rsid="0119dd7b"/>
    </style:style>
    <style:style style:name="P59" style:family="paragraph" style:parent-style-name="Text_20_body" style:list-style-name="L2">
      <style:text-properties officeooo:paragraph-rsid="00d47173"/>
    </style:style>
    <style:style style:name="P60" style:family="paragraph" style:parent-style-name="Text_20_body" style:list-style-name="L2">
      <style:text-properties style:use-window-font-color="true" loext:opacity="0%" style:font-name="Times New Roman1" fo:font-size="10pt" fo:letter-spacing="-0.0008in" fo:language="none" fo:country="none" fo:font-style="italic" officeooo:rsid="0028b629" officeooo:paragraph-rsid="00d47173"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P61" style:family="paragraph" style:parent-style-name="references" style:list-style-name="">
      <style:paragraph-properties fo:margin-left="0in" fo:margin-right="0in" fo:text-indent="0in" style:auto-text-indent="false"/>
    </style:style>
    <style:style style:name="P62" style:family="paragraph" style:parent-style-name="references" style:list-style-name="">
      <style:paragraph-properties fo:margin-left="0in" fo:margin-right="0in" fo:text-indent="0in" style:auto-text-indent="false"/>
      <style:text-properties officeooo:paragraph-rsid="00a939a0"/>
    </style:style>
    <style:style style:name="T1" style:family="text">
      <style:text-properties fo:font-size="9pt" style:font-name-asian="SimSun" style:font-size-asian="9pt" style:font-size-complex="9pt"/>
    </style:style>
    <style:style style:name="T2" style:family="text">
      <style:text-properties fo:font-size="9pt" officeooo:rsid="0021d387" style:font-name-asian="SimSun" style:font-size-asian="9pt" style:font-size-complex="9pt"/>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size="9pt" fo:font-style="italic" officeooo:rsid="0021d387" style:font-name-asian="SimSun" style:font-size-asian="9pt" style:font-style-asian="italic" style:font-size-complex="9pt"/>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d7847c" style:font-style-asian="italic" style:font-style-complex="italic"/>
    </style:style>
    <style:style style:name="T9" style:family="text">
      <style:text-properties fo:font-style="italic" officeooo:rsid="00d91233" style:font-style-asian="italic" style:font-style-complex="italic"/>
    </style:style>
    <style:style style:name="T10" style:family="text">
      <style:text-properties fo:font-style="italic" officeooo:rsid="00ec2a23" style:font-style-asian="italic" style:font-style-complex="italic"/>
    </style:style>
    <style:style style:name="T11" style:family="text">
      <style:text-properties fo:font-style="italic" officeooo:rsid="00f4757a" style:font-style-asian="italic" style:font-style-complex="italic"/>
    </style:style>
    <style:style style:name="T12" style:family="text">
      <style:text-properties fo:font-style="italic" style:font-name-asian="Times New Roman1" style:font-style-asian="italic"/>
    </style:style>
    <style:style style:name="T13" style:family="text">
      <style:text-properties fo:font-style="italic" fo:font-weight="normal" style:font-style-asian="italic" style:font-weight-asian="normal" style:font-style-complex="italic"/>
    </style:style>
    <style:style style:name="T14" style:family="text">
      <style:text-properties style:font-style-complex="italic"/>
    </style:style>
    <style:style style:name="T15" style:family="text">
      <style:text-properties fo:font-style="normal" style:font-style-asian="normal" style:font-style-complex="normal"/>
    </style:style>
    <style:style style:name="T16" style:family="text">
      <style:text-properties fo:font-style="normal" officeooo:rsid="00d91233" style:font-style-asian="normal" style:font-style-complex="normal"/>
    </style:style>
    <style:style style:name="T17" style:family="text">
      <style:text-properties fo:font-style="normal" officeooo:rsid="00ddd030" style:font-style-asian="normal" style:font-style-complex="normal"/>
    </style:style>
    <style:style style:name="T18" style:family="text">
      <style:text-properties style:use-window-font-color="true" loext:opacity="0%" style:font-name="Times New Roman1" fo:font-size="10pt" fo:letter-spacing="-0.0008in" fo:language="en" fo:country="US" officeooo:rsid="004c2afd" style:font-name-asian="SimSun" style:font-size-asian="10pt" style:font-name-complex="Times New Roman1" style:font-size-complex="10pt" style:language-complex="ar" style:country-complex="SA"/>
    </style:style>
    <style:style style:name="T19" style:family="text">
      <style:text-properties style:use-window-font-color="true" loext:opacity="0%" style:font-name="Times New Roman1" fo:font-size="10pt" fo:letter-spacing="-0.0008in" fo:language="en" fo:country="US" officeooo:rsid="004dfb05" style:font-name-asian="SimSun" style:font-size-asian="10pt" style:font-name-complex="Times New Roman1" style:font-size-complex="10pt" style:language-complex="ar" style:country-complex="SA"/>
    </style:style>
    <style:style style:name="T20" style:family="text">
      <style:text-properties style:use-window-font-color="true" loext:opacity="0%" style:font-name="Times New Roman1" fo:font-size="10pt" fo:letter-spacing="-0.0008in" fo:language="en" fo:country="US" officeooo:rsid="004e35bb" style:font-name-asian="SimSun" style:font-size-asian="10pt" style:font-name-complex="Times New Roman1" style:font-size-complex="10pt" style:language-complex="ar" style:country-complex="SA"/>
    </style:style>
    <style:style style:name="T21" style:family="text">
      <style:text-properties style:use-window-font-color="true" loext:opacity="0%" style:font-name="Times New Roman1" fo:font-size="10pt" fo:letter-spacing="-0.0008in" fo:language="en" fo:country="US" officeooo:rsid="00503033" style:font-name-asian="SimSun" style:font-size-asian="10pt" style:font-name-complex="Times New Roman1" style:font-size-complex="10pt" style:language-complex="ar" style:country-complex="SA"/>
    </style:style>
    <style:style style:name="T22" style:family="text">
      <style:text-properties style:use-window-font-color="true" loext:opacity="0%" style:font-name="Times New Roman1" fo:font-size="10pt" fo:letter-spacing="-0.0008in" fo:language="en" fo:country="US" officeooo:rsid="005547fd" style:font-name-asian="SimSun" style:font-size-asian="10pt" style:font-name-complex="Times New Roman1" style:font-size-complex="10pt" style:language-complex="ar" style:country-complex="SA"/>
    </style:style>
    <style:style style:name="T23" style:family="text">
      <style:text-properties style:use-window-font-color="true" loext:opacity="0%" style:font-name="Times New Roman1" fo:font-size="10pt" fo:letter-spacing="-0.0008in" fo:language="en" fo:country="US" officeooo:rsid="00565a5e" style:font-name-asian="SimSun" style:font-size-asian="10pt" style:font-name-complex="Times New Roman1" style:font-size-complex="10pt" style:language-complex="ar" style:country-complex="SA"/>
    </style:style>
    <style:style style:name="T24" style:family="text">
      <style:text-properties style:use-window-font-color="true" loext:opacity="0%" style:font-name="Times New Roman1" fo:font-size="10pt" fo:letter-spacing="-0.0008in" fo:language="en" fo:country="US" officeooo:rsid="0056f52f" style:font-name-asian="SimSun" style:font-size-asian="10pt" style:font-name-complex="Times New Roman1" style:font-size-complex="10pt" style:language-complex="ar" style:country-complex="SA"/>
    </style:style>
    <style:style style:name="T25" style:family="text">
      <style:text-properties style:use-window-font-color="true" loext:opacity="0%" style:font-name="Times New Roman1" fo:font-size="10pt" fo:letter-spacing="-0.0008in" fo:language="en" fo:country="US" officeooo:rsid="00637671" style:font-name-asian="SimSun" style:font-size-asian="10pt" style:font-name-complex="Times New Roman1" style:font-size-complex="10pt" style:language-complex="ar" style:country-complex="SA"/>
    </style:style>
    <style:style style:name="T26" style:family="text">
      <style:text-properties style:use-window-font-color="true" loext:opacity="0%" style:font-name="Times New Roman1" fo:font-size="10pt" fo:letter-spacing="-0.0008in" fo:language="en" fo:country="US" officeooo:rsid="0033e892" style:font-name-asian="SimSun" style:font-size-asian="10pt" style:font-name-complex="Times New Roman1" style:font-size-complex="10pt" style:language-complex="ar" style:country-complex="SA"/>
    </style:style>
    <style:style style:name="T27" style:family="text">
      <style:text-properties style:use-window-font-color="true" loext:opacity="0%" style:font-name="Times New Roman1" fo:font-size="10pt" fo:letter-spacing="-0.0008in" fo:language="en" fo:country="US" officeooo:rsid="009edce0" style:font-name-asian="SimSun" style:font-size-asian="10pt" style:font-name-complex="Times New Roman1" style:font-size-complex="10pt" style:language-complex="ar" style:country-complex="SA"/>
    </style:style>
    <style:style style:name="T28" style:family="text">
      <style:text-properties style:use-window-font-color="true" loext:opacity="0%" style:font-name="Times New Roman1" fo:font-size="10pt" fo:language="none" fo:country="none" fo:font-style="italic" officeooo:rsid="0028b629"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29" style:family="text">
      <style:text-properties style:use-window-font-color="true" loext:opacity="0%" style:font-name="Times New Roman1" fo:font-size="10pt" fo:language="none" fo:country="none" fo:font-style="italic" officeooo:rsid="00d23851"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0" style:family="text">
      <style:text-properties style:use-window-font-color="true" loext:opacity="0%" style:font-name="Times New Roman1" fo:font-size="10pt" fo:language="none" fo:country="none" fo:font-style="italic" officeooo:rsid="00de91bd" style:font-name-asian="SimSun" style:font-size-asian="10pt" style:language-asian="none" style:country-asian="none" style:font-style-asian="italic" style:font-name-complex="Times New Roman1" style:font-size-complex="10pt" style:language-complex="ar" style:country-complex="SA" style:font-style-complex="italic"/>
    </style:style>
    <style:style style:name="T31" style:family="text">
      <style:text-properties style:use-window-font-color="true" loext:opacity="0%" style:font-name="Times New Roman1" fo:font-size="9pt" fo:language="en" fo:country="US" fo:font-style="italic" fo:font-weight="bold" officeooo:rsid="002366ed" style:font-name-asian="SimSun" style:font-size-asian="9pt" style:font-style-asian="italic" style:font-weight-asian="bold" style:font-name-complex="Times New Roman1" style:font-size-complex="9pt" style:language-complex="ar" style:country-complex="SA" style:font-weight-complex="bold"/>
    </style:style>
    <style:style style:name="T32" style:family="text">
      <style:text-properties style:use-window-font-color="true" loext:opacity="0%" style:font-name="Times New Roman1" fo:font-size="9pt" fo:language="en" fo:country="US" fo:font-weight="bold" officeooo:rsid="002b19bb" style:font-name-asian="SimSun" style:font-size-asian="9pt" style:font-weight-asian="bold" style:font-name-complex="Times New Roman1" style:font-size-complex="9pt" style:language-complex="ar" style:country-complex="SA" style:font-weight-complex="bold"/>
    </style:style>
    <style:style style:name="T33" style:family="text">
      <style:text-properties style:use-window-font-color="true" loext:opacity="0%" style:font-name="Times New Roman" fo:font-size="10pt" fo:letter-spacing="-0.0008in" fo:language="none" fo:country="none" fo:font-style="normal" officeooo:rsid="00d353dc" style:font-name-asian="Times New Roman" style:font-size-asian="10pt" style:language-asian="none" style:country-asian="none" style:font-style-asian="normal" style:font-name-complex="Times New Roman" style:font-size-complex="10pt" style:language-complex="ar" style:country-complex="SA" style:font-style-complex="normal"/>
    </style:style>
    <style:style style:name="T34" style:family="text">
      <style:text-properties officeooo:rsid="002366ed"/>
    </style:style>
    <style:style style:name="T35" style:family="text">
      <style:text-properties officeooo:rsid="0033e892"/>
    </style:style>
    <style:style style:name="T36" style:family="text">
      <style:text-properties officeooo:rsid="005c47d8"/>
    </style:style>
    <style:style style:name="T37" style:family="text">
      <style:text-properties officeooo:rsid="00609b38"/>
    </style:style>
    <style:style style:name="T38" style:family="text">
      <style:text-properties officeooo:rsid="0061a66b"/>
    </style:style>
    <style:style style:name="T39" style:family="text">
      <style:text-properties officeooo:rsid="0063ce61"/>
    </style:style>
    <style:style style:name="T40" style:family="text">
      <style:text-properties officeooo:rsid="0065de93"/>
    </style:style>
    <style:style style:name="T41" style:family="text">
      <style:text-properties officeooo:rsid="006834fa"/>
    </style:style>
    <style:style style:name="T42" style:family="text">
      <style:text-properties officeooo:rsid="00694904"/>
    </style:style>
    <style:style style:name="T43" style:family="text">
      <style:text-properties officeooo:rsid="006cfdfa"/>
    </style:style>
    <style:style style:name="T44" style:family="text">
      <style:text-properties officeooo:rsid="00797e5e"/>
    </style:style>
    <style:style style:name="T45" style:family="text">
      <style:text-properties officeooo:rsid="007d46df"/>
    </style:style>
    <style:style style:name="T46" style:family="text">
      <style:text-properties officeooo:rsid="007d96f9"/>
    </style:style>
    <style:style style:name="T47" style:family="text">
      <style:text-properties officeooo:rsid="0083f5c8"/>
    </style:style>
    <style:style style:name="T48" style:family="text">
      <style:text-properties officeooo:rsid="0084e976"/>
    </style:style>
    <style:style style:name="T49" style:family="text">
      <style:text-properties officeooo:rsid="008661f2"/>
    </style:style>
    <style:style style:name="T50" style:family="text">
      <style:text-properties officeooo:rsid="0088c586"/>
    </style:style>
    <style:style style:name="T51" style:family="text">
      <style:text-properties officeooo:rsid="0088da0f"/>
    </style:style>
    <style:style style:name="T52" style:family="text">
      <style:text-properties officeooo:rsid="0089b9c0"/>
    </style:style>
    <style:style style:name="T53" style:family="text">
      <style:text-properties officeooo:rsid="0095124a"/>
    </style:style>
    <style:style style:name="T54" style:family="text">
      <style:text-properties officeooo:rsid="00961808"/>
    </style:style>
    <style:style style:name="T55" style:family="text">
      <style:text-properties officeooo:rsid="00969d49"/>
    </style:style>
    <style:style style:name="T56" style:family="text">
      <style:text-properties officeooo:rsid="00986ab6"/>
    </style:style>
    <style:style style:name="T57" style:family="text">
      <style:text-properties officeooo:rsid="009edce0"/>
    </style:style>
    <style:style style:name="T58" style:family="text">
      <style:text-properties officeooo:rsid="00ad4ce9"/>
    </style:style>
    <style:style style:name="T59" style:family="text">
      <style:text-properties officeooo:rsid="00aed64e"/>
    </style:style>
    <style:style style:name="T60" style:family="text">
      <style:text-properties officeooo:rsid="00afe327"/>
    </style:style>
    <style:style style:name="T61" style:family="text">
      <style:text-properties officeooo:rsid="00b350b1"/>
    </style:style>
    <style:style style:name="T62" style:family="text">
      <style:text-properties officeooo:rsid="00b4ad71"/>
    </style:style>
    <style:style style:name="T63" style:family="text">
      <style:text-properties officeooo:rsid="00b7aa57"/>
    </style:style>
    <style:style style:name="T64" style:family="text">
      <style:text-properties officeooo:rsid="00b7e33a"/>
    </style:style>
    <style:style style:name="T65" style:family="text">
      <style:text-properties officeooo:rsid="00bcc314"/>
    </style:style>
    <style:style style:name="T66" style:family="text">
      <style:text-properties officeooo:rsid="00be4de6"/>
    </style:style>
    <style:style style:name="T67" style:family="text">
      <style:text-properties officeooo:rsid="00be8d0d"/>
    </style:style>
    <style:style style:name="T68" style:family="text">
      <style:text-properties officeooo:rsid="00bea6ad"/>
    </style:style>
    <style:style style:name="T69" style:family="text">
      <style:text-properties officeooo:rsid="00c17580"/>
    </style:style>
    <style:style style:name="T70" style:family="text">
      <style:text-properties officeooo:rsid="00c24f62"/>
    </style:style>
    <style:style style:name="T71" style:family="text">
      <style:text-properties officeooo:rsid="00d23851"/>
    </style:style>
    <style:style style:name="T72" style:family="text">
      <style:text-properties style:font-name="Symbol" fo:font-style="normal" officeooo:rsid="00d23851" style:font-name-asian="Symbol" style:font-style-asian="normal" style:font-name-complex="Symbol" style:font-style-complex="normal"/>
    </style:style>
    <style:style style:name="T73" style:family="text">
      <style:text-properties style:font-name="Symbol" fo:language="none" fo:country="none" fo:font-style="normal" officeooo:rsid="00d23851" style:font-name-asian="Symbol" style:language-asian="none" style:country-asian="none" style:font-style-asian="normal" style:font-name-complex="Symbol" style:font-style-complex="normal"/>
    </style:style>
    <style:style style:name="T74" style:family="text">
      <style:text-properties style:font-name="Symbol" fo:language="none" fo:country="none" style:font-name-asian="Symbol" style:language-asian="none" style:country-asian="none" style:font-name-complex="Symbol"/>
    </style:style>
    <style:style style:name="T75" style:family="text">
      <style:text-properties style:font-name="Symbol" fo:language="none" fo:country="none" officeooo:rsid="00f01ea8" style:font-name-asian="Symbol" style:language-asian="none" style:country-asian="none" style:font-name-complex="Symbol"/>
    </style:style>
    <style:style style:name="T76" style:family="text">
      <style:text-properties style:font-name="Times New Roman" fo:font-style="normal" officeooo:rsid="00d353dc" style:font-name-asian="Times New Roman" style:font-style-asian="normal" style:font-name-complex="Times New Roman" style:font-style-complex="normal"/>
    </style:style>
    <style:style style:name="T77" style:family="text">
      <style:text-properties style:font-name="Times New Roman" fo:language="none" fo:country="none" fo:font-style="normal" officeooo:rsid="00d353dc" style:font-name-asian="Times New Roman" style:language-asian="none" style:country-asian="none" style:font-style-asian="normal" style:font-name-complex="Times New Roman" style:font-style-complex="normal"/>
    </style:style>
    <style:style style:name="T78" style:family="text">
      <style:text-properties officeooo:rsid="00d91233"/>
    </style:style>
    <style:style style:name="T79" style:family="text">
      <style:text-properties fo:language="none" fo:country="none" officeooo:rsid="0028b629" style:language-asian="none" style:country-asian="none"/>
    </style:style>
    <style:style style:name="T80" style:family="text">
      <style:text-properties fo:language="none" fo:country="none" officeooo:rsid="00eccf53" style:language-asian="none" style:country-asian="none"/>
    </style:style>
    <style:style style:name="T81" style:family="text">
      <style:text-properties fo:language="none" fo:country="none" fo:font-style="normal" style:language-asian="none" style:country-asian="none" style:font-style-asian="normal" style:font-style-complex="normal"/>
    </style:style>
    <style:style style:name="T82" style:family="text">
      <style:text-properties fo:language="none" fo:country="none" fo:font-style="normal" officeooo:rsid="0028b629" style:language-asian="none" style:country-asian="none" style:font-style-asian="normal" style:font-style-complex="normal"/>
    </style:style>
    <style:style style:name="T83" style:family="text">
      <style:text-properties fo:language="none" fo:country="none" fo:font-style="normal" officeooo:rsid="00eccf53" style:language-asian="none" style:country-asian="none" style:font-style-asian="normal" style:font-style-complex="normal"/>
    </style:style>
    <style:style style:name="T84" style:family="text">
      <style:text-properties fo:language="none" fo:country="none" fo:font-style="normal" officeooo:rsid="00eea444" style:language-asian="none" style:country-asian="none" style:font-style-asian="normal" style:font-style-complex="normal"/>
    </style:style>
    <style:style style:name="T85" style:family="text">
      <style:text-properties fo:language="none" fo:country="none" fo:font-style="normal" officeooo:rsid="00f01ea8" style:language-asian="none" style:country-asian="none" style:font-style-asian="normal" style:font-style-complex="normal"/>
    </style:style>
    <style:style style:name="T86" style:family="text">
      <style:text-properties fo:language="none" fo:country="none" fo:font-style="normal" officeooo:rsid="00f1f2dd" style:language-asian="none" style:country-asian="none" style:font-style-asian="normal" style:font-style-complex="normal"/>
    </style:style>
    <style:style style:name="T87" style:family="text">
      <style:text-properties fo:language="none" fo:country="none" fo:font-style="normal" officeooo:rsid="00f33bed" style:language-asian="none" style:country-asian="none" style:font-style-asian="normal" style:font-style-complex="normal"/>
    </style:style>
    <style:style style:name="T88" style:family="text">
      <style:text-properties officeooo:rsid="00eccf53"/>
    </style:style>
    <style:style style:name="T89" style:family="text">
      <style:text-properties officeooo:rsid="00f01ea8"/>
    </style:style>
    <style:style style:name="T90" style:family="text">
      <style:text-properties officeooo:rsid="0102db6d"/>
    </style:style>
    <style:style style:name="T91" style:family="text">
      <style:text-properties officeooo:rsid="01051e29"/>
    </style:style>
    <style:style style:name="T92" style:family="text">
      <style:text-properties officeooo:rsid="010b5cc1"/>
    </style:style>
    <style:style style:name="T93" style:family="text">
      <style:text-properties officeooo:rsid="010cad82"/>
    </style:style>
    <style:style style:name="T94" style:family="text">
      <style:text-properties officeooo:rsid="0110889c"/>
    </style:style>
    <style:style style:name="T95" style:family="text">
      <style:text-properties officeooo:rsid="01125783"/>
    </style:style>
    <style:style style:name="T96" style:family="text">
      <style:text-properties officeooo:rsid="01143437"/>
    </style:style>
    <style:style style:name="T97" style:family="text">
      <style:text-properties officeooo:rsid="011be7b0"/>
    </style:style>
    <style:style style:name="T98" style:family="text">
      <style:text-properties officeooo:rsid="011e678b"/>
    </style:style>
    <style:style style:name="T99" style:family="text">
      <style:text-properties officeooo:rsid="013101f5"/>
    </style:style>
    <style:style style:name="T100" style:family="text">
      <style:text-properties officeooo:rsid="01328bb5"/>
    </style:style>
    <style:style style:name="T101" style:family="text">
      <style:text-properties officeooo:rsid="01403f81"/>
    </style:style>
    <style:style style:name="T102" style:family="text">
      <style:text-properties officeooo:rsid="0141318c"/>
    </style:style>
    <style:style style:name="T103" style:family="text">
      <style:text-properties officeooo:rsid="01476981"/>
    </style:style>
    <style:style style:name="T104" style:family="text">
      <style:text-properties officeooo:rsid="0149389a"/>
    </style:style>
    <style:style style:name="T105" style:family="text">
      <style:text-properties officeooo:rsid="014a827a"/>
    </style:style>
    <style:style style:name="T106" style:family="text">
      <style:text-properties officeooo:rsid="014b5c9e"/>
    </style:style>
    <style:style style:name="T107" style:family="text">
      <style:text-properties officeooo:rsid="014e2a2e"/>
    </style:style>
    <style:style style:name="T108" style:family="text">
      <style:text-properties officeooo:rsid="014fed0c"/>
    </style:style>
    <style:style style:name="T109" style:family="text">
      <style:text-properties officeooo:rsid="01513517"/>
    </style:style>
    <style:style style:name="T110" style:family="text">
      <style:text-properties officeooo:rsid="01551336"/>
    </style:style>
    <style:style style:name="T111" style:family="text">
      <style:text-properties officeooo:rsid="0156f143"/>
    </style:style>
    <style:style style:name="T112" style:family="text">
      <style:text-properties officeooo:rsid="0158ccd6"/>
    </style:style>
    <style:style style:name="T113" style:family="text">
      <style:text-properties officeooo:rsid="0158f2ce"/>
    </style:style>
    <style:style style:name="T114" style:family="text">
      <style:text-properties officeooo:rsid="015a5629"/>
    </style:style>
    <style:style style:name="T115" style:family="text">
      <style:text-properties officeooo:rsid="015cc7aa"/>
    </style:style>
    <style:style style:name="T116" style:family="text">
      <style:text-properties officeooo:rsid="015d61a7"/>
    </style:style>
    <style:style style:name="Sect1" style:family="section">
      <style:section-properties style:writing-mode="lr-tb"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Abstract"><text:span text:style-name="T7">Abstract</text:span>—<text:span text:style-name="T32">WRITE ABSTRACT LATER </text:span><text:span text:style-name="T6">*CRITICAL: <text:s/>Do</text:span><text:span text:style-name="T12"> </text:span><text:span text:style-name="T6">Not</text:span><text:span text:style-name="T12"> </text:span><text:span text:style-name="T6">Use</text:span><text:span text:style-name="T12"> </text:span><text:span text:style-name="T6">Symbols,</text:span><text:span text:style-name="T12"> </text:span><text:span text:style-name="T6">Special</text:span><text:span text:style-name="T12"> </text:span><text:span text:style-name="T6">Characters,</text:span><text:span text:style-name="T12"> Footnotes, </text:span><text:span text:style-name="T6">or</text:span><text:span text:style-name="T12"> </text:span><text:span text:style-name="T6">Math</text:span><text:span text:style-name="T12"> </text:span><text:span text:style-name="T6">in</text:span><text:span text:style-name="T12"> Paper </text:span><text:span text:style-name="T6">Title</text:span><text:span text:style-name="T12"> o</text:span><text:span text:style-name="T6">r</text:span><text:span text:style-name="T12"> </text:span><text:span text:style-name="T6">Abstract</text:span>. <text:span text:style-name="T14">(</text:span><text:span text:style-name="T13">Abstract</text:span><text:span text:style-name="T14">)</text:span></text:p>
        <text:p text:style-name="P9">Keywords—<text:span text:style-name="T34">a</text:span>rtificial intelligence, <text:span text:style-name="T31">programming</text:span>, <text:span text:style-name="T31">formal specifications</text:span></text:p>
        <text:h text:style-name="P10" text:outline-level="5">Nomenclature</text:h>
        <text:p text:style-name="P3"/>
        <text:h text:style-name="Heading_20_1" text:outline-level="1">Introduction </text:h>
        <text:p text:style-name="P15"><text:span text:style-name="T18">Goal Oriented Action Planning (</text:span><text:span text:style-name="T19">hereinafter </text:span><text:span text:style-name="T18">G.O.A.P.) was originally created for use in F.E.A.R. and was made by Jeff Orkin [Source]. It has quickly become one of the most wildly used artificial intelligence (</text:span><text:span text:style-name="T19">hereinafter </text:span><text:span text:style-name="T18">A.I.) designs in the video game industry. </text:span><text:span text:style-name="T20">Ahead of G.O.A.P. in it’s use in the video game industry is Hierarchical Task Networks (hereinafter H.T.N.). </text:span><text:span text:style-name="T21">H.T.Ns were first used by Earl D. Sacerdoti in 1975 in his paper “The Nonlinear Nature Of Plans” [Source].</text:span><text:span text:style-name="T25"> </text:span><text:span text:style-name="T22">Both of these A.I. design patterns have held prominence in the modern world of the video game industry. <text:s/></text:span><text:span text:style-name="T25">Recently Emir Artar created a combination of G.O.A.P. and H.T.N. called Goal-Oriented Hierarchical Task Networks (hereinafter G.H.T.N.). </text:span><text:span text:style-name="T23">Next to the development of A.I. design patterns, their has been a growth of software design patterns. Entity Component System (hereinafter E.C.S.) </text:span><text:span text:style-name="T24">is a software architectural design pattern that has started to circle in the mainstream video game industry. </text:span></text:p>
        <text:p text:style-name="P14">The amount of publicly available libraries implementing <text:span text:style-name="T36">E.C.S. are very limited. The majority of implementations are proprietary technology e.g. Unity’s Data-Oriented Tech Stack [Source]. </text:span><text:span text:style-name="T39">The same problem exists with G.O.A.P. and G.H.T.N. Though for G.H.T.N. this problem is mainly a result of G.H.T.N. only existing for three years or so [Source]. </text:span><text:span text:style-name="T37">And so, the public has access to a very limited inventory of tools </text:span><text:span text:style-name="T38">to work with G.O.A.P. and E.C.S. <text:s/></text:span><text:span text:style-name="T40">Along with this there is next to no libraries implementing G.H.T.N. into a E.C.S. system.</text:span></text:p>
        <text:p text:style-name="P16">The <text:span text:style-name="T41">extremely limited wor</text:span><text:span text:style-name="T42">ld</text:span><text:span text:style-name="T41"> of G.H.T.N. and E.C.S. implementation, has left a gap for one to creat</text:span><text:span text:style-name="T51">e</text:span><text:span text:style-name="T41"> a publicly available library implementing G.H.T.N. into a E.C.S. system. </text:span><text:span text:style-name="T43">This paper will detail the creation of a C++ library that efficiently combines G.H.T.N. and E.C.S.</text:span></text:p>
        <text:h text:style-name="P39" text:outline-level="1">Literature Review</text:h>
        <text:p text:style-name="P24">Their is an immense lack of E.C.S. and G.O.A.P. libraries. Along with this there are no libraries implementing G.O.A.P. into E.C.S. This can be partially attributed to the relative nicheness of E.C.S. <text:span text:style-name="T62">But, it can also </text:span><text:span text:style-name="T63">be </text:span><text:span text:style-name="T64">attributed to the fact that the most in use implementations of E.C.S. are proprietary. </text:span></text:p>
        <text:p text:style-name="P26">Unity is one of the most popular game engines in the world. John Riccitiello, Unity’s CEO, stated that “pretty much half of all games” run on Unity [Source]. <text:span text:style-name="T65">Unity is extensively used only to provide an in-website game player [Source]. </text:span><text:span text:style-name="T66">All of this is to say that Unity is well know and well used, but how does this connect back to the proprietary technology wall that keeps implementations of E.C.S. and G.O.A.P. locked away from the public?</text:span></text:p>
        <text:p text:style-name="P28">Unity’s Data-Oriented Tech Stack <text:span text:style-name="T68">(hereinafter DOTS)</text:span> is built with E.C.S. at its core <text:span text:style-name="T67">[Source]</text:span>. <text:span text:style-name="T69">DOTS is a technology at the core of Unity [Source]. </text:span><text:span text:style-name="T70">It, as with all of Unity, is proprietary [Source]. </text:span></text:p>
        <text:p text:style-name="P19">Talk about GOAP and ECS forum posts(unity)</text:p>
        <text:p text:style-name="P27">ReGoap</text:p>
        <text:p text:style-name="P21">EnTT is arguably the most well know E.C.S. library in use [Source]. It is a header-only C++ library <text:span text:style-name="T61">that has</text:span><text:span text:style-name="T58"> been used in well know project</text:span><text:span text:style-name="T60">s</text:span><text:span text:style-name="T58"> such as Minecraft, the ArcGIS SDKs, and Ragdoll </text:span><text:span text:style-name="T59">[Source]</text:span><text:span text:style-name="T58">. </text:span></text:p>
        <text:h text:style-name="P43" text:outline-level="2">Goal Oriented Hierarchical Task Network</text:h>
        <text:p text:style-name="P4"><text:span text:style-name="T35">Intro to and </text:span><text:span text:style-name="T57">overview</text:span></text:p>
        <text:h text:style-name="P43" text:outline-level="2">Entity Component System</text:h>
        <text:p text:style-name="P18"><text:span text:style-name="T26">Intro to and </text:span><text:span text:style-name="T27">overview</text:span></text:p>
        <text:h text:style-name="P44" text:outline-level="2">F<text:span text:style-name="T50">lecs</text:span></text:h>
        <text:p text:style-name="P17">Flecs loosely stands for fast and lightweight Entity Component System <text:span text:style-name="T53">[Source]</text:span>. As the name implies, <text:span text:style-name="T53">Flecs is a E.C.S. library built in C99, but with support for C++11 and up [Source]. </text:span><text:span text:style-name="T54">It implements E.C.S. with entity relationships and includes native implementations of hierarchy, prefabs, and reflection </text:span><text:span text:style-name="T55">[Source]</text:span><text:span text:style-name="T54">. <text:s/></text:span></text:p>
        <text:p text:style-name="P22">Flecs will be the E.C.S. environment for this project. It was chosen because it is open source [Source]. It was also chosen because it is being actively worked on and supported [Source]. Flecs also can be integrated into <text:span text:style-name="T56">Unreal Engine 4</text:span> with ease [Source]. <text:span text:style-name="T56">Unreal Engine 4 being a well known and widely used video game engine [Source].</text:span></text:p>
        <text:p text:style-name="P23">Flecs was chosen over EnTT mainly because I have more experience with Flecs in comparison with EnTT. </text:p>
        <text:h text:style-name="P40" text:outline-level="1">Methodology</text:h>
        <text:p text:style-name="P35">To answer the question, “How can one effiecintly implement G.H.T.N. and E.C.S. togethere?” <text:span text:style-name="T92">t</text:span>his paper will create a C++<text:span text:style-name="T115">20</text:span> library that will show an implementation of G.H.T.N. and E.C.S. <text:span text:style-name="T90">The creation of </text:span><text:span text:style-name="T91">a </text:span><text:span text:style-name="T93">libraries is standard practice. The specific creation of </text:span><text:span text:style-name="T98">this</text:span><text:span text:style-name="T93"> C++ library was inspired by Flecs, EnTT, and ReGoap. </text:span><text:span text:style-name="T99">For the rest of this paper the library will be refered as Anima.</text:span></text:p>
        <text:h text:style-name="P45" text:outline-level="2"><text:soft-page-break/>Method</text:h>
        <text:list xml:id="list513422199" text:style-name="L1">
          <text:list-item>
            <text:p text:style-name="P53"><text:span text:style-name="T94">Create </text:span><text:span text:style-name="T95">definition of E.C.S., </text:span><text:span text:style-name="T96">and</text:span><text:span text:style-name="T95"> G.O.A.P. using predicate logic and set theory.</text:span></text:p>
          </text:list-item>
          <text:list-item>
            <text:p text:style-name="P54">Use the G.O.A.P. definition created in step I, to create a G.H.T.N. definition.</text:p>
          </text:list-item>
          <text:list-item>
            <text:p text:style-name="P55">Combine the definition of E.C.S. and G.H.T.N. to arrive at a definition for <text:span text:style-name="T99">Anima</text:span>.</text:p>
          </text:list-item>
          <text:list-item>
            <text:p text:style-name="P56">Using <text:span text:style-name="T99">Anima’s</text:span> definition as a guide, create a C++<text:span text:style-name="T115">20</text:span> <text:span text:style-name="T100">library</text:span>.</text:p>
          </text:list-item>
          <text:list-item>
            <text:p text:style-name="P57">Create a series of test cases.</text:p>
          </text:list-item>
          <text:list-item>
            <text:p text:style-name="P58"><text:span text:style-name="T101">Use Valgrind to </text:span>analyze the efficency of the library.</text:p>
          </text:list-item>
        </text:list>
        <text:h text:style-name="P44" text:outline-level="2">Why Definitions?</text:h>
        <text:p text:style-name="P38">The purpose of creating definitions for E.C.S., G.O.A.P., and G.H.T.N. <text:span text:style-name="T110">is to provide a guide for the creation of the library. </text:span><text:span text:style-name="T111">During the creation of the library, I will be using the definitions to make sure the library stays on track. </text:span><text:span text:style-name="T112">T</text:span><text:span text:style-name="T113">he creation of definitions for use in A.I. was taken from “Planning and acting in partially observable stochastic domains.” wirtten by Kaelbling, L., Littman, M. and Cassandra, A. </text:span><text:span text:style-name="T114">[Source].</text:span></text:p>
        <text:h text:style-name="P46" text:outline-level="2">Profiling and Stress Tests</text:h>
        <text:p text:style-name="P37">Once the first draft of the library is complete I will begin using <text:span text:style-name="T102">Valgrind, a linux based code profiling </text:span><text:span text:style-name="T103">tool</text:span><text:span text:style-name="T102">, to analyze the library’</text:span><text:span text:style-name="T103">s preformace </text:span><text:span text:style-name="T108">[Source]</text:span><text:span text:style-name="T102">. </text:span><text:span text:style-name="T103">In this process I will be using line-by-line code analysis to find parts of the library that are lacking in preformance. </text:span><text:span text:style-name="T107">Specific information given from the analysis will guide me in the revising process of the library.</text:span></text:p>
        <text:p text:style-name="P36"><text:span text:style-name="T102">To do so I will create a series of test cases that </text:span><text:span text:style-name="T105">push</text:span><text:span text:style-name="T102"> the librar</text:span><text:span text:style-name="T104">y</text:span><text:span text:style-name="T102">’s full capabilties to their extreme. </text:span><text:span text:style-name="T106">Doing so will allow me to make sure that the library is able to preform under the most extreme of situations. </text:span></text:p>
        <text:h text:style-name="P47" text:outline-level="2">Use of C++</text:h>
        <text:p text:style-name="P33">C++ was chosen for this project because it is the mostly widely used programming language in game development [Source]. <text:span text:style-name="T45">It is also widely used in some of the most popular video games </text:span><text:span text:style-name="T46">[Source]. </text:span></text:p>
        <text:p text:style-name="P34">The extensive use of C++ is not the only reason for its <text:span text:style-name="T48">inclusion</text:span>. C++ is a well establish programming language that is respected for its performance <text:span text:style-name="T47">[Source]</text:span>. <text:span text:style-name="T49">The low level capabilities of C++ allow for a great amount of optimization and thus allows this project to be able to be used in video game environments that require high performance and optimization. This is especially true of video games that have hundreds to thousands of A.I. actors. <text:s/></text:span></text:p>
        <text:p text:style-name="P32">The final reason for the inclusion of C++ is <text:span text:style-name="T52">that the Flecs library has support for C++11 and up [Source]. Flecs also has native support for C99 and so if someone wished to, they could create a version of this library in C [Source]. </text:span></text:p>
        <text:h text:style-name="P41" text:outline-level="1">Results </text:h>
        <text:p text:style-name="P31">The product of this paper is a C++<text:span text:style-name="T116">20</text:span> library called Anima which creates a stable, thread-safe and fast implementation of G.H.T.N. into the E.C.S. enviroment. </text:p>
        <text:h text:style-name="P48" text:outline-level="2">Definition of <text:span text:style-name="T28">Goal Oriented </text:span><text:span text:style-name="T29">Ac</text:span><text:span text:style-name="T30">t</text:span><text:span text:style-name="T29">ion Planner</text:span> </text:h>
        <text:p text:style-name="P30">A Goal-Oriented Action Planner can be described as a tuple ⟨<text:span text:style-name="T7">G</text:span>, <text:span text:style-name="T7">A</text:span>, <text:span text:style-name="T7">W</text:span>, <text:span text:style-name="T7">T</text:span><text:span text:style-name="T15">, </text:span><text:span text:style-name="T9">S</text:span><text:span text:style-name="T16">, </text:span><text:span text:style-name="T10">M</text:span>⟩, where</text:p>
        <text:p text:style-name="P30"><text:span text:style-name="T7">G</text:span> is a finite set of goals;</text:p>
        <text:p text:style-name="P30"><text:span text:style-name="T7">A</text:span> is a finite set of actions;</text:p>
        <text:p text:style-name="P30"><text:span text:style-name="T7">W</text:span> is a finite set of world-states;</text:p>
        <text:p text:style-name="P30"><text:span text:style-name="T7">T</text:span><text:span text:style-name="T15">(</text:span><text:span text:style-name="T7">A</text:span>, <text:span text:style-name="T7">W</text:span>) is the <text:span text:style-name="T8">resolve-action</text:span><text:span text:style-name="T7"> function</text:span>, modifying, for an action and the world-state, the current world state; and</text:p>
        <text:p text:style-name="P5"><text:span text:style-name="T7">S</text:span>(<text:span text:style-name="T7">G</text:span>, <text:span text:style-name="T7">W</text:span>) <text:span text:style-name="T77">→</text:span> <text:span text:style-name="T15">ℝ</text:span> is the <text:span text:style-name="T8">distance-from-goal</text:span><text:span text:style-name="T7"> function</text:span>, giving, for the current goal and the world-state, the distance from goal-to-world; <text:span text:style-name="T88">and</text:span></text:p>
        <text:p text:style-name="P6">M<text:span text:style-name="T15">(</text:span>A<text:span text:style-name="T15">, </text:span>G<text:span text:style-name="T15">, </text:span>W<text:span text:style-name="T15">) </text:span><text:span text:style-name="T77">→ </text:span><text:span text:style-name="T82">{x</text:span><text:span text:style-name="T73"></text:span><text:span text:style-name="T74">A</text:span><text:span text:style-name="T79"> </text:span><text:span text:style-name="T82">| </text:span><text:span text:style-name="T81">x is a</text:span><text:span text:style-name="T83">n</text:span><text:span text:style-name="T81"> action, such that when exectued in order,</text:span><text:span text:style-name="T80">W</text:span><text:span text:style-name="T83">=</text:span><text:span text:style-name="T80">G</text:span><text:span text:style-name="T82">} </text:span><text:span text:style-name="T83">is the </text:span><text:span text:style-name="T80">planner function</text:span><text:span text:style-name="T83">, giving, for the actions, goals, and world-state, a finit set of actions </text:span><text:span text:style-name="T84">that result </text:span><text:span text:style-name="T87">in</text:span><text:span text:style-name="T84">, if executed in order, <text:s/></text:span><text:span text:style-name="T80">W</text:span><text:span text:style-name="T83">=</text:span><text:span text:style-name="T80">G. </text:span></text:p>
        <text:h text:style-name="P49" text:outline-level="2">Definition of Goal Oriented Hierarchical Task Network</text:h>
        <text:p text:style-name="P30">A <text:span text:style-name="T71">Goal Oriented Hierarchical Task Network</text:span> can be described as a tuple ⟨<text:span text:style-name="T7">G</text:span>, <text:span text:style-name="T9">T</text:span>, <text:span text:style-name="T7">W</text:span>, <text:span text:style-name="T9">P, S</text:span><text:span text:style-name="T16">, </text:span><text:span text:style-name="T11">M</text:span>⟩, where</text:p>
        <text:p text:style-name="P30"><text:span text:style-name="T7">G</text:span> is a finite set of goals;</text:p>
        <text:p text:style-name="P30"><text:span text:style-name="T9">T</text:span> is a finite set of <text:span text:style-name="T78">tasks</text:span>;</text:p>
        <text:p text:style-name="P30"><text:span text:style-name="T7">W</text:span> is a finite set of world-states;</text:p>
        <text:p text:style-name="P30"><text:span text:style-name="T9">P</text:span><text:span text:style-name="T15">(</text:span><text:span text:style-name="T9">T</text:span>, <text:span text:style-name="T7">W</text:span>) is the <text:span text:style-name="T8">resolve-</text:span><text:span text:style-name="T9">task</text:span><text:span text:style-name="T7"> function</text:span>, modifying, for an action and the world-state, the current world state; and</text:p>
        <text:p text:style-name="P30"><text:span text:style-name="T7">S</text:span>(<text:span text:style-name="T7">G</text:span>, <text:span text:style-name="T7">W</text:span>) <text:span text:style-name="T33">→</text:span> <text:span text:style-name="T15">ℝ</text:span> is the <text:span text:style-name="T8">distance-from-goal</text:span><text:span text:style-name="T7"> function</text:span>, giving, for the current goal and the world-state, the distance from goal-to-world; <text:span text:style-name="T89">and</text:span></text:p>
        <text:p text:style-name="P7">M<text:span text:style-name="T15">(</text:span><text:span text:style-name="T89">T</text:span><text:span text:style-name="T15">, </text:span>G<text:span text:style-name="T15">, </text:span>W<text:span text:style-name="T15">) </text:span><text:span text:style-name="T77">→ </text:span><text:span text:style-name="T82">{x</text:span><text:span text:style-name="T73"></text:span><text:span text:style-name="T75">T</text:span><text:span text:style-name="T79"> </text:span><text:span text:style-name="T82">| </text:span><text:span text:style-name="T81">x is a </text:span><text:span text:style-name="T85">task</text:span><text:span text:style-name="T81">, such that when exectued in order </text:span><text:span text:style-name="T80">W</text:span><text:span text:style-name="T83">=</text:span><text:span text:style-name="T80">G</text:span><text:span text:style-name="T82">} </text:span><text:span text:style-name="T83">is the </text:span><text:span text:style-name="T80">planner function</text:span><text:span text:style-name="T83">, giving, for the </text:span><text:span text:style-name="T85">tasks</text:span><text:span text:style-name="T83">, goals, and world-state, a finit set of </text:span><text:span text:style-name="T85">tasks</text:span><text:span text:style-name="T83"> </text:span><text:span text:style-name="T84">that result </text:span><text:span text:style-name="T86">in</text:span><text:span text:style-name="T84">, if executed in order, <text:s/></text:span><text:span text:style-name="T80">W</text:span><text:span text:style-name="T83">=</text:span><text:span text:style-name="T80">G. </text:span></text:p>
        <text:h text:style-name="P50" text:outline-level="2">Definition of <text:span text:style-name="T28">Entity Component System</text:span></text:h>
        <text:p text:style-name="P29">An Entity Component System can be described as a tuple ⟨<text:span text:style-name="T7">E</text:span><text:span text:style-name="T15">, </text:span><text:span text:style-name="T7">C</text:span><text:span text:style-name="T15">, </text:span><text:span text:style-name="T7">S</text:span><text:span text:style-name="T15">, </text:span><text:span text:style-name="T7">W</text:span><text:span text:style-name="T15">, </text:span><text:span text:style-name="T7">P</text:span>⟩, where</text:p>
        <text:list xml:id="list473457454" text:style-name="L2">
          <text:list-item>
            <text:p text:style-name="P59"><text:span text:style-name="T7">E</text:span> is a finite set of entities;</text:p>
          </text:list-item>
          <text:list-item>
            <text:p text:style-name="P59"><text:span text:style-name="T7">C</text:span> is a finite set of components;</text:p>
          </text:list-item>
          <text:list-item>
            <text:p text:style-name="P59"><text:span text:style-name="T7">S</text:span> is a finite set of systems;</text:p>
          </text:list-item>
          <text:list-item>
            <text:p text:style-name="P59"><text:span text:style-name="T7">W</text:span> is a finite set of entity-component relations;</text:p>
          </text:list-item>
          <text:list-item>
            <text:p text:style-name="P60">P<text:span text:style-name="T15">(</text:span>E<text:span text:style-name="T15">, </text:span>W<text:span text:style-name="T15">) </text:span><text:span text:style-name="T76">→ </text:span><text:span text:style-name="T15">{x</text:span><text:span text:style-name="T72"></text:span>C <text:span text:style-name="T15">| {</text:span>E<text:span text:style-name="T15">, </text:span><text:span text:style-name="T17">x</text:span><text:span text:style-name="T15">}</text:span><text:span text:style-name="T72"></text:span>W<text:span text:style-name="T15">} is the </text:span>entity-components function<text:span text:style-name="T15">, giving, for an entity and the world it inhabits, a finite set of components assigned to that entity.</text:span></text:p>
          </text:list-item>
        </text:list>
        <text:h text:style-name="P44" text:outline-level="2">Definition of Anima</text:h>
        <text:p text:style-name="P13">Predicate logic / set theory</text:p>
        <text:h text:style-name="P51" text:outline-level="2">Overview of Implementation</text:h>
        <text:p text:style-name="P11">Detailed overview of the C++ library</text:p>
        <text:h text:style-name="P52" text:outline-level="3">Many subsections(meat of the paper)</text:h>
        <text:h text:style-name="P51" text:outline-level="2">Performance</text:h>
        <text:p text:style-name="P11">Performance data</text:p>
        <text:h text:style-name="P42" text:outline-level="1"><text:soft-page-break/>Conclusion</text:h>
        <text:p text:style-name="Text_20_body"/>
        <text:h text:style-name="P12" text:outline-level="5">Acknowledgment</text:h>
        <text:p text:style-name="Text_20_body"/>
        <text:h text:style-name="P12" text:outline-level="5">References</text:h>
        <text:list xml:id="list3131077755" text:style-name="WW8Num19">
          <text:list-item>
            <text:p text:style-name="references">Orkin, J., 2005. Agent Architecture Considerations for Real-Time Planning in Games. [online] Alumni.media.mit.edu. Available at: &lt;https://alumni.media.mit.edu/~jorkin/aiide05OrkinJ.pdf&gt; [Accessed 21 October 2021].</text:p>
          </text:list-item>
          <text:list-item>
            <text:p text:style-name="references">Orkin, J., 2004. Symbolic Representation of Game World State: Toward Real-Time Planning in Games. [online] Alumni.media.mit.edu. Available at: &lt;https://alumni.media.mit.edu/~jorkin/WS404OrkinJ.pdf&gt; [Accessed 21 October 2021].</text:p>
          </text:list-item>
          <text:list-item>
            <text:p text:style-name="references">Kaelbling, L., Littman, M. and Cassandra, A., 1998. Planning and acting in partially observable stochastic domains. Artificial Intelligence, 101(1-2), pp.99-134.</text:p>
          </text:list-item>
          <text:list-item>
            <text:p text:style-name="references">Artar, E., 2019. Goal-Oriented Hierarchical Task Networks and Its Application on Interactive Narrative Planning. Master. Sabanci University.</text:p>
          </text:list-item>
          <text:list-item>
            <text:p text:style-name="references">Orkin, J., 2006. Three States and a Plan: The A.I. of F.E.A.R.. [pdf] Monolith Productions / M.I.T. Media Lab, Cognitive Machines Group. Available at: &lt;https://alumni.media.mit.edu/~jorkin/gdc2006_orkin_jeff_fear.pdf&gt; [Accessed 24 October 2021].</text:p>
          </text:list-item>
        </text:list>
        <text:p text:style-name="P61"><text:a xlink:type="simple" xlink:href="https://www.sciencedirect.com/science/article/pii/S0004370215000247#:~:text=The%20initial%20idea%20of%20hierarchical,HTN%20planning%20up%20until%20today" text:style-name="Internet_20_link" text:visited-style-name="Visited_20_Internet_20_Link">https://www.sciencedirect.com/science/article/pii/S0004370215000247#:~:text=The%20initial%20idea%20of%20hierarchical,HTN%20planning%20up%20until%20today</text:a>.</text:p>
        <text:p text:style-name="P61"/>
        <text:p text:style-name="P61"><text:a xlink:type="simple" xlink:href="https://www.ijcai.org/Proceedings/75/Papers/028.pdf" text:style-name="Internet_20_link" text:visited-style-name="Visited_20_Internet_20_Link">https://www.ijcai.org/Proceedings/75/Papers/028.pdf</text:a></text:p>
        <text:p text:style-name="P61"/>
        <text:p text:style-name="P61"><text:a xlink:type="simple" xlink:href="https://alumni.media.mit.edu/~jorkin/goap.html" text:style-name="Internet_20_link" text:visited-style-name="Visited_20_Internet_20_Link">https://alumni.media.mit.edu/~jorkin/goap.html</text:a></text:p>
        <text:p text:style-name="P61"/>
        <text:p text:style-name="P61"><text:a xlink:type="simple" xlink:href="https://research.sabanciuniv.edu/39359/1/10294686_EmirArtar.pdf" text:style-name="Internet_20_link" text:visited-style-name="Visited_20_Internet_20_Link">https://research.sabanciuniv.edu/39359/1/10294686_EmirArtar.pdf</text:a></text:p>
        <text:p text:style-name="P61"/>
        <text:p text:style-name="P61"><text:a xlink:type="simple" xlink:href="https://www.ncbi.nlm.nih.gov/pmc/articles/PMC2267699/" text:style-name="Internet_20_link" text:visited-style-name="Visited_20_Internet_20_Link">https://www.ncbi.nlm.nih.gov/pmc/articles/PMC2267699/</text:a></text:p>
        <text:p text:style-name="P61"/>
        <text:p text:style-name="P61"/>
        <text:p text:style-name="P61"><text:a xlink:type="simple" xlink:href="https://www.iso.org/standard/74528.html" text:style-name="Internet_20_link" text:visited-style-name="Visited_20_Internet_20_Link">https://www.iso.org/standard/74528.html</text:a> <text:span text:style-name="T44">cite as C99 ISO Standard</text:span></text:p>
        <text:p text:style-name="P61"/>
        <text:p text:style-name="P61"><text:a xlink:type="simple" xlink:href="http://www.satori.org/2009/03/the-engine-survey-general-results/" text:style-name="Internet_20_link" text:visited-style-name="Visited_20_Internet_20_Link">http://www.satori.org/2009/03/the-engine-survey-general-results/</text:a></text:p>
        <text:p text:style-name="P61"/>
        <text:p text:style-name="P62"><text:a xlink:type="simple" xlink:href="https://github.com/SanderMertens/flecs" text:style-name="Internet_20_link" text:visited-style-name="Visited_20_Internet_20_Link">https://github.com/SanderMertens/flecs</text:a></text:p>
        <text:p text:style-name="P62"/>
        <text:p text:style-name="P62"><text:a xlink:type="simple" xlink:href="https://github.com/skypjack/entt" text:style-name="Internet_20_link" text:visited-style-name="Visited_20_Internet_20_Link">https://github.com/skypjack/entt</text:a></text:p>
        <text:p text:style-name="P20"/>
        <text:p text:style-name="P25"><text:a xlink:type="simple" xlink:href="https://docs.unity3d.com/Packages/com.unity.entities@0.17/manual/index.html" text:style-name="Internet_20_link" text:visited-style-name="Visited_20_Internet_20_Link">https://docs.unity3d.com/Packages/com.unity.entities@0.17/manual/index.html</text:a></text:p>
        <text:p text:style-name="P25"/>
        <text:p text:style-name="P25"><text:a xlink:type="simple" xlink:href="https://techcrunch.com/2018/09/05/unity-ceo-says-half-of-all-games-are-built-on-unity/" text:style-name="Internet_20_link" text:visited-style-name="Visited_20_Internet_20_Link">https://techcrunch.com/2018/09/05/unity-ceo-says-half-of-all-games-are-built-on-unity/</text:a></text:p>
        <text:p text:style-name="P25"/>
        <text:p text:style-name="P25"><text:a xlink:type="simple" xlink:href="https://trends.builtwith.com/widgets/Unity" text:style-name="Internet_20_link" text:visited-style-name="Visited_20_Internet_20_Link">https://trends.builtwith.com/widgets/Unity</text:a></text:p>
        <text:p text:style-name="P25"/>
        <text:p text:style-name="P25"><text:a xlink:type="simple" xlink:href="https://www.youtube.com/watch?v=W3aieHjyNvw" text:style-name="Internet_20_link" text:visited-style-name="Visited_20_Internet_20_Link">https://www.youtube.com/watch?v=W3aieHjyNvw</text:a></text:p>
        <text:p text:style-name="P25"/>
        <text:p text:style-name="P25"><text:a xlink:type="simple" xlink:href="https://en.wikipedia.org/wiki/Valgrind" text:style-name="Internet_20_link" text:visited-style-name="Visited_20_Internet_20_Link">https://en.wikipedia.org/wiki/Valgrind</text:a></text:p>
        <text:p text:style-name="P25"/>
        <text:p text:style-name="P25"/>
        <text:p text:style-name="P2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宋体" style:font-pitch="variable"/>
    <style:font-face style:name="Symbol" svg:font-family="Symbol"/>
    <style:font-face style:name="Symbol1" svg:font-family="Symbol" style:font-family-generic="roman" style:font-pitch="variable" style:font-charset="x-symbol"/>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fo:language="en" fo:country="US"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1"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1"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1" fo:font-family="'Times New Roman'" style:font-family-generic="roman" style:font-pitch="variable" fo:font-size="10pt" fo:language="en" fo:country="US" style:font-name-asian="SimSun" style:font-family-asian="SimSun, 宋体"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1"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1"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1" fo:font-family="'Times New Roman'" style:font-family-generic="roman" style:font-pitch="variable" fo:font-size="8pt" fo:language="en" fo:country="US"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1"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1"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1"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1"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1" fo:font-family="'Times New Roman'" style:font-family-generic="roman" style:font-pitch="variable" fo:font-size="8pt" fo:language="en" fo:country="US" style:font-name-asian="SimSun" style:font-family-asian="SimSun, 宋体" style:font-pitch-asian="variable" style:font-size-asian="8pt" style:font-name-complex="Times New Roman1"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1"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1" fo:font-family="'Times New Roman'" style:font-family-generic="roman" style:font-pitch="variable" fo:font-size="6pt" fo:language="en" fo:country="US" style:font-name-asian="SimSun" style:font-family-asian="SimSun, 宋体" style:font-pitch-asian="variable" style:font-size-asian="6pt" style:font-name-complex="Times New Roman1"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1"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1"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5138in" style:type="center"/>
          <style:tab-stop style:position="7.028in" style:type="right"/>
        </style:tab-stops>
      </style:paragraph-properties>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0"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1" style:font-family-complex="'Times New Roman'" style:font-family-generic-complex="roman" style:font-pitch-complex="variable" style:font-style-complex="normal"/>
    </style:style>
    <style:style style:name="WW8Num13z1" style:family="text">
      <style:text-properties style:font-name-complex="Times New Roman1"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1" fo:font-family="'Times New Roman'" style:font-family-generic="roman" style:font-pitch="variable" fo:font-size="8pt" fo:font-style="normal" fo:text-shadow="none"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1" style:font-family-complex="'Times New Roman'" style:font-family-generic-complex="roman" style:font-pitch-complex="variable"/>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1"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text-shadow="none" style:font-size-asian="10pt" style:font-name-complex="Times New Roman1"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10pt" fo:font-style="italic" fo:text-shadow="none"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1"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1"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1"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1" style:font-family-complex="'Times New Roman'" style:font-family-generic-complex="roman" style:font-pitch-complex="variable"/>
    </style:style>
    <style:style style:name="WW8Num21z0"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1"/>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per_20_title">
      <style:paragraph-properties fo:margin-top="0.0693in" fo:margin-bottom="0.0693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2" style:family="paragraph" style:parent-style-name="Author">
      <style:paragraph-properties fo:margin-top="0.0693in" fo:margin-bottom="0.028in" style:contextual-spacing="false"/>
      <style:text-properties style:use-window-font-color="true" loext:opacity="0%" style:font-name="Times New Roman1" fo:font-size="24pt" fo:language="en" fo:country="US" officeooo:rsid="0020cc9f" officeooo:paragraph-rsid="00742bcc" style:font-name-asian="MS Mincho" style:font-size-asian="24pt" style:language-asian="none" style:country-asian="none" style:font-name-complex="Times New Roman1" style:font-size-complex="24pt" style:language-complex="ar" style:country-complex="SA"/>
    </style:style>
    <style:style style:name="MP3" style:family="paragraph" style:parent-style-name="Footer">
      <style:paragraph-properties fo:text-align="start" style:justify-single-word="false"/>
      <style:text-properties fo:font-size="8pt" style:font-size-asian="8pt" style:font-size-complex="8pt"/>
    </style:style>
    <style:style style:name="MT1" style:family="text">
      <style:text-properties fo:font-size="9pt" style:font-name-asian="SimSun" style:font-size-asian="9pt" style:font-size-complex="9pt"/>
    </style:style>
    <style:style style:name="MT2" style:family="text">
      <style:text-properties fo:font-size="9pt" style:font-size-asian="9pt" style:font-size-complex="9pt"/>
    </style:style>
    <style:style style:name="MT3" style:family="text">
      <style:text-properties fo:font-size="9pt" officeooo:rsid="0021d387" style:font-name-asian="SimSun" style:font-size-asian="9pt" style:font-size-complex="9pt"/>
    </style:style>
    <style:style style:name="MT4" style:family="text">
      <style:text-properties fo:font-size="9pt" fo:font-style="italic" style:font-size-asian="9pt" style:font-style-asian="italic" style:font-size-complex="9pt"/>
    </style:style>
    <style:style style:name="MT5" style:family="text">
      <style:text-properties fo:font-size="9pt" fo:font-style="italic" officeooo:rsid="0021d387" style:font-name-asian="SimSun" style:font-size-asian="9pt" style:font-style-asian="italic" style:font-size-complex="9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Goal Oriented Hierarchical Task Networks and Its Implementation in Entity Component Systems</text:p>
        <text:p text:style-name="MP2"><text:span text:style-name="MT1">Matthew C. Murry</text:span><text:span text:style-name="MT2"><text:line-break/></text:span><text:span text:style-name="MT3">J. J. Pearce</text:span><text:span text:style-name="MT4"><text:line-break/></text:span><text:span text:style-name="MT5">Dallas, TX 75248 USA</text:span><text:span text:style-name="MT2"><text:line-break/></text:span><text:span text:style-name="MT3">mm416745@g.risd.org</text:span></text:p>
      </style:header-first>
      <style:footer>
        <text:p text:style-name="Footer"/>
      </style:footer>
      <style:footer-first>
        <text:p text:style-name="MP3"/>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3:59:00</meta:creation-date>
    <dc:date>2022-04-04T05:04:17.674977538</dc:date>
    <meta:editing-cycles>228</meta:editing-cycles>
    <meta:editing-duration>PT22H2M51S</meta:editing-duration>
    <meta:generator>LibreOffice/7.3.1.3$Linux_X86_64 LibreOffice_project/30$Build-3</meta:generator>
    <meta:document-statistic meta:table-count="0" meta:image-count="0" meta:object-count="0" meta:page-count="3" meta:paragraph-count="96" meta:word-count="1694" meta:character-count="11046" meta:non-whitespace-character-count="9470"/>
  </office:meta>
</office:document-meta>
</file>